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3in"/>
    </style:style>
    <style:style style:name="co2" style:family="table-column">
      <style:table-column-properties fo:break-before="auto" style:column-width="1.3783in"/>
    </style:style>
    <style:style style:name="co3" style:family="table-column">
      <style:table-column-properties fo:break-before="auto" style:column-width="3.6618in"/>
    </style:style>
    <style:style style:name="co4" style:family="table-column">
      <style:table-column-properties fo:break-before="auto" style:column-width="3.9563in"/>
    </style:style>
    <style:style style:name="co5" style:family="table-column">
      <style:table-column-properties fo:break-before="auto" style:column-width="3.978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di_slogan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es effets des catastroph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es effets des catastroph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ies</text:p>
          </table:table-cell>
          <table:table-cell office:value-type="string">
            <text:p>Regiones</text:p>
          </table:table-cell>
          <table:table-cell office:value-type="string">
            <text:p>Regions</text:p>
          </table:table-cell>
          <table:table-cell office:value-type="string">
            <text:p>Regiões</text:p>
          </table:table-cell>
          <table:table-cell office:value-type="string">
            <text:p>Région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virtualreg</text:p>
          </table:table-cell>
          <table:table-cell office:value-type="string">
            <text:p>Regiones Virtuales</text:p>
          </table:table-cell>
          <table:table-cell office:value-type="string">
            <text:p>Virtual regions</text:p>
          </table:table-cell>
          <table:table-cell office:value-type="string">
            <text:p>Regiões Virtuais</text:p>
          </table:table-cell>
          <table:table-cell office:value-type="string">
            <text:p>Régions Virtuel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Échec de la communication. Vérifiez votre connexion Internet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dbavail</text:p>
          </table:table-cell>
          <table:table-cell office:value-type="string">
            <text:p>Bases de efectos disponibles</text:p>
          </table:table-cell>
          <table:table-cell office:value-type="string">
            <text:p>Databases of available effects</text:p>
          </table:table-cell>
          <table:table-cell office:value-type="string">
            <text:p>Bancos de efeitos disponíveis</text:p>
          </table:table-cell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existe pas de bases de données disponib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do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Êtes-vous sûr de vouloir arrêter de fumer?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users</text:p>
          </table:table-cell>
          <table:table-cell office:value-type="string">
            <text:p>Usuarios</text:p>
          </table:table-cell>
          <table:table-cell office:value-type="string">
            <text:p>Users</text:p>
          </table:table-cell>
          <table:table-cell office:value-type="string">
            <text:p>Usuários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UserAccess</text:p>
          </table:table-cell>
          <table:table-cell office:value-type="string">
            <text:p>Acceso a Usuarios</text:p>
          </table:table-cell>
          <table:table-cell office:value-type="string">
            <text:p>Users's Access</text:p>
          </table:table-cell>
          <table:table-cell office:value-type="string">
            <text:p>Acessos de usuários</text:p>
          </table:table-cell>
          <table:table-cell office:value-type="string">
            <text:p>L'accès des utilisateur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UserLogin</text:p>
          </table:table-cell>
          <table:table-cell office:value-type="string">
            <text:p>Ingresar</text:p>
          </table:table-cell>
          <table:table-cell office:value-type="string">
            <text:p>Login</text:p>
          </table:table-cell>
          <table:table-cell office:value-type="string">
            <text:p>Entrada</text:p>
          </table:table-cell>
          <table:table-cell office:value-type="string">
            <text:p>Connexion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UserLogout</text:p>
          </table:table-cell>
          <table:table-cell office:value-type="string">
            <text:p>Salir</text:p>
          </table:table-cell>
          <table:table-cell table:number-columns-repeated="2" office:value-type="string">
            <text:p>Logout</text:p>
          </table:table-cell>
          <table:table-cell office:value-type="string">
            <text:p>Déconnexion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List</text:p>
          </table:table-cell>
          <table:table-cell office:value-type="string">
            <text:p>Listado Regiones</text:p>
          </table:table-cell>
          <table:table-cell office:value-type="string">
            <text:p>Region List</text:p>
          </table:table-cell>
          <table:table-cell office:value-type="string">
            <text:p>Lista de banco de dados</text:p>
          </table:table-cell>
          <table:table-cell office:value-type="string">
            <text:p>La liste de base de donné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OpenDB</text:p>
          </table:table-cell>
          <table:table-cell office:value-type="string">
            <text:p>Abrir la base de datos</text:p>
          </table:table-cell>
          <table:table-cell office:value-type="string">
            <text:p>Open database</text:p>
          </table:table-cell>
          <table:table-cell office:value-type="string">
            <text:p>Abrir banco de dados</text:p>
          </table:table-cell>
          <table:table-cell office:value-type="string">
            <text:p>Ouvrir base de donné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redits</text:p>
          </table:table-cell>
          <table:table-cell office:value-type="string">
            <text:p>En alianza estratégica con</text:p>
          </table:table-cell>
          <table:table-cell office:value-type="string">
            <text:p>In strategic alliance with</text:p>
          </table:table-cell>
          <table:table-cell office:value-type="string">
            <text:p>Em convenio estratégico com</text:p>
          </table:table-cell>
          <table:table-cell office:value-type="string">
            <text:p>En alliance stratégique avec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Africa</text:p>
          </table:table-cell>
          <table:table-cell office:value-type="string">
            <text:p>África</text:p>
          </table:table-cell>
          <table:table-cell office:value-type="string">
            <text:p>Africa</text:p>
          </table:table-cell>
          <table:table-cell office:value-type="string">
            <text:p>África</text:p>
          </table:table-cell>
          <table:table-cell office:value-type="string">
            <text:p>Afriqu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Asia</text:p>
          </table:table-cell>
          <table:table-cell table:number-columns-repeated="2" office:value-type="string">
            <text:p>Asia</text:p>
          </table:table-cell>
          <table:table-cell office:value-type="string">
            <text:p>Ásia</text:p>
          </table:table-cell>
          <table:table-cell office:value-type="string">
            <text:p>As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SouthAmerica</text:p>
          </table:table-cell>
          <table:table-cell office:value-type="string">
            <text:p>América del Sur</text:p>
          </table:table-cell>
          <table:table-cell office:value-type="string">
            <text:p>South America</text:p>
          </table:table-cell>
          <table:table-cell office:value-type="string">
            <text:p>América do Sul</text:p>
          </table:table-cell>
          <table:table-cell office:value-type="string">
            <text:p>Amérique du Sud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CentralAmerica</text:p>
          </table:table-cell>
          <table:table-cell office:value-type="string">
            <text:p>Centro América</text:p>
          </table:table-cell>
          <table:table-cell office:value-type="string">
            <text:p>Central America</text:p>
          </table:table-cell>
          <table:table-cell office:value-type="string">
            <text:p>América Central</text:p>
          </table:table-cell>
          <table:table-cell office:value-type="string">
            <text:p>Amérique central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NorthAmerica</text:p>
          </table:table-cell>
          <table:table-cell office:value-type="string">
            <text:p>Norte América</text:p>
          </table:table-cell>
          <table:table-cell office:value-type="string">
            <text:p>North America</text:p>
          </table:table-cell>
          <table:table-cell office:value-type="string">
            <text:p>América do Norte</text:p>
          </table:table-cell>
          <table:table-cell office:value-type="string">
            <text:p>Amérique du Nord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SouthernCone</text:p>
          </table:table-cell>
          <table:table-cell office:value-type="string">
            <text:p>Cono Sur</text:p>
          </table:table-cell>
          <table:table-cell office:value-type="string">
            <text:p>Southern Cone</text:p>
          </table:table-cell>
          <table:table-cell office:value-type="string">
            <text:p>Cone Sul</text:p>
          </table:table-cell>
          <table:table-cell office:value-type="string">
            <text:p>Cône Sud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GranChaco</text:p>
          </table:table-cell>
          <table:table-cell table:number-columns-repeated="2" office:value-type="string">
            <text:p>Gran Chaco</text:p>
          </table:table-cell>
          <table:table-cell office:value-type="string">
            <text:p>Grande Chaco</text:p>
          </table:table-cell>
          <table:table-cell office:value-type="string">
            <text:p>Gran Chaco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Andean</text:p>
          </table:table-cell>
          <table:table-cell office:value-type="string">
            <text:p>SubRegión Andina</text:p>
          </table:table-cell>
          <table:table-cell office:value-type="string">
            <text:p>Andean Subregion</text:p>
          </table:table-cell>
          <table:table-cell/>
          <table:table-cell office:value-type="string">
            <text:p>Sous-région andin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Cities</text:p>
          </table:table-cell>
          <table:table-cell office:value-type="string">
            <text:p>Ciudades</text:p>
          </table:table-cell>
          <table:table-cell office:value-type="string">
            <text:p>Cities</text:p>
          </table:table-cell>
          <table:table-cell office:value-type="string">
            <text:p>Cidades</text:p>
          </table:table-cell>
          <table:table-cell office:value-type="string">
            <text:p>Vil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GreatAmericanChaco</text:p>
          </table:table-cell>
          <table:table-cell office:value-type="string">
            <text:p>Gran Chaco Americano</text:p>
          </table:table-cell>
          <table:table-cell office:value-type="string">
            <text:p>Great American Chaco</text:p>
          </table:table-cell>
          <table:table-cell office:value-type="string">
            <text:p>Grande Chaco Americano</text:p>
          </table:table-cell>
          <table:table-cell office:value-type="string">
            <text:p>Gran Chaco Americano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LatinAmerica</text:p>
          </table:table-cell>
          <table:table-cell office:value-type="string">
            <text:p>América Latina</text:p>
          </table:table-cell>
          <table:table-cell office:value-type="string">
            <text:p>Latin America</text:p>
          </table:table-cell>
          <table:table-cell office:value-type="string">
            <text:p>América Latina</text:p>
          </table:table-cell>
          <table:table-cell office:value-type="string">
            <text:p>Amérique latin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Caribbean</text:p>
          </table:table-cell>
          <table:table-cell office:value-type="string">
            <text:p>Región Caribe</text:p>
          </table:table-cell>
          <table:table-cell office:value-type="string">
            <text:p>Caribbean Region</text:p>
          </table:table-cell>
          <table:table-cell office:value-type="string">
            <text:p>Região do Caribe</text:p>
          </table:table-cell>
          <table:table-cell office:value-type="string">
            <text:p>La région des Caraïb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Pacific</text:p>
          </table:table-cell>
          <table:table-cell office:value-type="string">
            <text:p>Pacífico Sur</text:p>
          </table:table-cell>
          <table:table-cell office:value-type="string">
            <text:p>South Pacific</text:p>
          </table:table-cell>
          <table:table-cell office:value-type="string">
            <text:p>Pacífico Sul</text:p>
          </table:table-cell>
          <table:table-cell office:value-type="string">
            <text:p>Pacifique Sud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pyright</text:p>
          </table:table-cell>
          <table:table-cell table:number-columns-repeated="2" office:value-type="string">
            <text:p>(c) 1998-2010 Corporación OSSO - Colombia</text:p>
          </table:table-cell>
          <table:table-cell office:value-type="string">
            <text:p>(c) 1998-2010 Corporação OSSO - Colômbia</text:p>
          </table:table-cell>
          <table:table-cell office:value-type="string">
            <text:p>(c) 1998-2010 Corporación OSSO - Colombi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ARG</text:p>
          </table:table-cell>
          <table:table-cell table:number-columns-repeated="3" office:value-type="string">
            <text:p>Argentina</text:p>
          </table:table-cell>
          <table:table-cell office:value-type="string">
            <text:p>Argentin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BOL</text:p>
          </table:table-cell>
          <table:table-cell table:number-columns-repeated="2" office:value-type="string">
            <text:p>Bolivia</text:p>
          </table:table-cell>
          <table:table-cell office:value-type="string">
            <text:p>Bolívia</text:p>
          </table:table-cell>
          <table:table-cell office:value-type="string">
            <text:p>Boliv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CHL</text:p>
          </table:table-cell>
          <table:table-cell table:number-columns-repeated="4" office:value-type="string">
            <text:p>Chil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COL</text:p>
          </table:table-cell>
          <table:table-cell table:number-columns-repeated="2" office:value-type="string">
            <text:p>Colombia</text:p>
          </table:table-cell>
          <table:table-cell office:value-type="string">
            <text:p>Colômbia</text:p>
          </table:table-cell>
          <table:table-cell office:value-type="string">
            <text:p>Colomb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CRI</text:p>
          </table:table-cell>
          <table:table-cell table:number-columns-repeated="4" office:value-type="string">
            <text:p>Costa Ric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DOM</text:p>
          </table:table-cell>
          <table:table-cell office:value-type="string">
            <text:p>Rep. Dominicana</text:p>
          </table:table-cell>
          <table:table-cell office:value-type="string">
            <text:p>Dominican Rep.</text:p>
          </table:table-cell>
          <table:table-cell office:value-type="string">
            <text:p>Rep. Dominicana</text:p>
          </table:table-cell>
          <table:table-cell office:value-type="string">
            <text:p>Rép Dominicain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ECU</text:p>
          </table:table-cell>
          <table:table-cell table:number-columns-repeated="2" office:value-type="string">
            <text:p>Ecuador</text:p>
          </table:table-cell>
          <table:table-cell office:value-type="string">
            <text:p>Equador</text:p>
          </table:table-cell>
          <table:table-cell office:value-type="string">
            <text:p>Équat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GTM</text:p>
          </table:table-cell>
          <table:table-cell table:number-columns-repeated="4" office:value-type="string">
            <text:p>Guatemal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GUY</text:p>
          </table:table-cell>
          <table:table-cell table:number-columns-repeated="2" office:value-type="string">
            <text:p>Guyana</text:p>
          </table:table-cell>
          <table:table-cell office:value-type="string">
            <text:p>Guiana</text:p>
          </table:table-cell>
          <table:table-cell office:value-type="string">
            <text:p>Guyan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HND</text:p>
          </table:table-cell>
          <table:table-cell table:number-columns-repeated="4" office:value-type="string">
            <text:p>Hondura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HTI</text:p>
          </table:table-cell>
          <table:table-cell office:value-type="string">
            <text:p>Haití</text:p>
          </table:table-cell>
          <table:table-cell table:number-columns-repeated="2" office:value-type="string">
            <text:p>Haiti</text:p>
          </table:table-cell>
          <table:table-cell office:value-type="string">
            <text:p>Haïti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IDN</text:p>
          </table:table-cell>
          <table:table-cell table:number-columns-repeated="2" office:value-type="string">
            <text:p>Indonesia</text:p>
          </table:table-cell>
          <table:table-cell office:value-type="string">
            <text:p>Indonésia</text:p>
          </table:table-cell>
          <table:table-cell office:value-type="string">
            <text:p>Indonés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IND</text:p>
          </table:table-cell>
          <table:table-cell table:number-columns-repeated="3" office:value-type="string">
            <text:p>India</text:p>
          </table:table-cell>
          <table:table-cell office:value-type="string">
            <text:p>Ind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IRN</text:p>
          </table:table-cell>
          <table:table-cell office:value-type="string">
            <text:p>Irán</text:p>
          </table:table-cell>
          <table:table-cell table:number-columns-repeated="3" office:value-type="string">
            <text:p>Iran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JAM</text:p>
          </table:table-cell>
          <table:table-cell table:number-columns-repeated="3" office:value-type="string">
            <text:p>Jamaica</text:p>
          </table:table-cell>
          <table:table-cell office:value-type="string">
            <text:p>Jamaïqu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JOR</text:p>
          </table:table-cell>
          <table:table-cell office:value-type="string">
            <text:p>Jordania</text:p>
          </table:table-cell>
          <table:table-cell table:number-columns-repeated="3" office:value-type="string">
            <text:p>Jordan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LKA</text:p>
          </table:table-cell>
          <table:table-cell table:number-columns-repeated="4" office:value-type="string">
            <text:p>Sri Lank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MEX</text:p>
          </table:table-cell>
          <table:table-cell office:value-type="string">
            <text:p>México</text:p>
          </table:table-cell>
          <table:table-cell office:value-type="string">
            <text:p>Mexico</text:p>
          </table:table-cell>
          <table:table-cell office:value-type="string">
            <text:p>México</text:p>
          </table:table-cell>
          <table:table-cell office:value-type="string">
            <text:p>Mexiqu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MOZ</text:p>
          </table:table-cell>
          <table:table-cell table:number-columns-repeated="2" office:value-type="string">
            <text:p>Mozambique</text:p>
          </table:table-cell>
          <table:table-cell office:value-type="string">
            <text:p>Moçambique</text:p>
          </table:table-cell>
          <table:table-cell office:value-type="string">
            <text:p>Mozambiqu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NPL</text:p>
          </table:table-cell>
          <table:table-cell table:number-columns-repeated="3" office:value-type="string">
            <text:p>Nepal</text:p>
          </table:table-cell>
          <table:table-cell office:value-type="string">
            <text:p>Népal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NIC</text:p>
          </table:table-cell>
          <table:table-cell table:number-columns-repeated="2" office:value-type="string">
            <text:p>Nicaragua</text:p>
          </table:table-cell>
          <table:table-cell office:value-type="string">
            <text:p>Nicarágua</text:p>
          </table:table-cell>
          <table:table-cell office:value-type="string">
            <text:p>Nicaragu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PAN</text:p>
          </table:table-cell>
          <table:table-cell office:value-type="string">
            <text:p>Panamá</text:p>
          </table:table-cell>
          <table:table-cell office:value-type="string">
            <text:p>Panama</text:p>
          </table:table-cell>
          <table:table-cell office:value-type="string">
            <text:p>Panamá</text:p>
          </table:table-cell>
          <table:table-cell office:value-type="string">
            <text:p>Panam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PER</text:p>
          </table:table-cell>
          <table:table-cell office:value-type="string">
            <text:p>Perú</text:p>
          </table:table-cell>
          <table:table-cell office:value-type="string">
            <text:p>Peru</text:p>
          </table:table-cell>
          <table:table-cell office:value-type="string">
            <text:p>Perú</text:p>
          </table:table-cell>
          <table:table-cell office:value-type="string">
            <text:p>Pérou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PRY</text:p>
          </table:table-cell>
          <table:table-cell table:number-columns-repeated="2" office:value-type="string">
            <text:p>Paraguay</text:p>
          </table:table-cell>
          <table:table-cell office:value-type="string">
            <text:p>Paraguai</text:p>
          </table:table-cell>
          <table:table-cell office:value-type="string">
            <text:p>Paraguay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SLV</text:p>
          </table:table-cell>
          <table:table-cell table:number-columns-repeated="4" office:value-type="string">
            <text:p>El Salvado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TTO</text:p>
          </table:table-cell>
          <table:table-cell office:value-type="string">
            <text:p>Trinidad y Tobago</text:p>
          </table:table-cell>
          <table:table-cell office:value-type="string">
            <text:p>Trinidad and Tobago</text:p>
          </table:table-cell>
          <table:table-cell office:value-type="string">
            <text:p>Trinidad e Tobago</text:p>
          </table:table-cell>
          <table:table-cell office:value-type="string">
            <text:p>Trinité-et-Tobago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VEN</text:p>
          </table:table-cell>
          <table:table-cell table:number-columns-repeated="4" office:value-type="string">
            <text:p>Venezuel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VUT</text:p>
          </table:table-cell>
          <table:table-cell table:number-columns-repeated="4" office:value-type="string">
            <text:p>Vanuatu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USAFL</text:p>
          </table:table-cell>
          <table:table-cell office:value-type="string">
            <text:p>Florida; EE.UU.</text:p>
          </table:table-cell>
          <table:table-cell office:value-type="string">
            <text:p>Florida; USA</text:p>
          </table:table-cell>
          <table:table-cell office:value-type="string">
            <text:p>Flórida; EUA</text:p>
          </table:table-cell>
          <table:table-cell office:value-type="string">
            <text:p>Floride; US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Version</text:p>
          </table:table-cell>
          <table:table-cell office:value-type="string">
            <text:p>Versión</text:p>
          </table:table-cell>
          <table:table-cell office:value-type="string">
            <text:p>Version</text:p>
          </table:table-cell>
          <table:table-cell office:value-type="string">
            <text:p>Versão</text:p>
          </table:table-cell>
          <table:table-cell office:value-type="string">
            <text:p>Versi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3">04/23/2011</text:date>, <text:time>06:21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1-04-23T06:21:37</dc:date>
    <meta:editing-cycles>44</meta:editing-cycles>
    <meta:editing-duration>PT01H22M41S</meta:editing-duration>
    <meta:document-statistic meta:table-count="1" meta:cell-count="377" meta:object-count="0"/>
    <meta:user-defined meta:name="Info 1"/>
    <meta:user-defined meta:name="Info 2"/>
    <meta:user-defined meta:name="Info 3"/>
    <meta:user-defined meta:name="Info 4"/>
  </office:meta>
</office:document-meta>
</file>